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52mm"/>
    </style:style>
    <style:style style:name="co4" style:family="table-column">
      <style:table-column-properties fo:break-before="auto" style:column-width="8.43mm"/>
    </style:style>
    <style:style style:name="co5" style:family="table-column">
      <style:table-column-properties fo:break-before="auto" style:column-width="9.24mm"/>
    </style:style>
    <style:style style:name="co6" style:family="table-column">
      <style:table-column-properties fo:break-before="auto" style:column-width="17.6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6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8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mm"/>
    </style:style>
    <style:style style:name="ce1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11" style:family="table-cell" style:parent-style-name="Default" style:data-style-name="N1">
      <style:table-cell-properties fo:background-color="#fcc79b"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">
      <style:table-cell-properties fo:background-color="#fcc79b" style:text-align-source="fix" style:repeat-content="false" fo:border="none"/>
      <style:paragraph-properties fo:text-align="center" fo:margin-left="0mm"/>
    </style:style>
    <style:style style:name="ce5" style:family="table-cell" style:parent-style-name="Default" style:data-style-name="N1"/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17" style:family="table-cell" style:parent-style-name="Default">
      <style:table-cell-properties fo:background-color="#fcc79b"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1">
      <style:table-cell-properties fo:background-color="transparent"/>
    </style:style>
    <style:style style:name="ce23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generate" table:style-name="ta1">
        <table:table-column table:style-name="co1" table:number-columns-repeated="2" table:default-cell-style-name="ce8"/>
        <table:table-column table:style-name="co1" table:default-cell-style-name="ce10"/>
        <table:table-column table:style-name="co1" table:number-columns-repeated="5" table:default-cell-style-name="ce8"/>
        <table:table-column table:style-name="co1" table:number-columns-repeated="2" table:default-cell-style-name="ce2"/>
        <table:table-column table:style-name="co1" table:number-columns-repeated="2" table:default-cell-style-name="ce15"/>
        <table:table-column table:style-name="co2" table:default-cell-style-name="ce8"/>
        <table:table-column table:style-name="co3" table:default-cell-style-name="ce8"/>
        <table:table-column table:style-name="co3" table:default-cell-style-name="Default"/>
        <table:table-column table:style-name="co4" table:number-columns-repeated="3" table:default-cell-style-name="Default"/>
        <table:table-column table:style-name="co4" table:number-columns-repeated="1006" table:default-cell-style-name="ce18"/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n</text:p>
          </table:table-cell>
          <table:table-cell table:style-name="ce11" office:value-type="string" calcext:value-type="string">
            <text:p>m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s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gen</text:p>
          </table:table-cell>
          <table:table-cell table:style-name="ce17"/>
          <table:table-cell table:style-name="ce11" table:number-columns-repeated="2"/>
          <table:table-cell table:number-columns-repeated="1010"/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gen</text:p>
          </table:table-cell>
          <table:table-cell table:style-name="ce17"/>
          <table:table-cell table:style-name="ce11" table:number-columns-repeated="2"/>
          <table:table-cell table:number-columns-repeated="1010"/>
        </table:table-row>
        <table:table-row table:style-name="ro1">
          <table:table-cell table:number-columns-repeated="5"/>
          <table:table-cell table:style-name="ce12" table:number-columns-repeated="3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o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pro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pro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pro</text:p>
          </table:table-cell>
          <table:table-cell table:number-columns-repeated="1013"/>
        </table:table-row>
        <table:table-row table:style-name="ro1" table:number-rows-repeated="103">
          <table:table-cell table:number-columns-repeated="1024"/>
        </table:table-row>
        <table:table-row table:style-name="ro1">
          <table:table-cell table:style-name="ce10" table:number-columns-repeated="2"/>
          <table:table-cell/>
          <table:table-cell table:style-name="ce10"/>
          <table:table-cell/>
          <table:table-cell table:style-name="ce10" table:number-columns-repeated="3"/>
          <table:table-cell table:number-columns-repeated="2"/>
          <table:table-cell table:style-name="ce16" table:number-columns-repeated="2"/>
          <table:table-cell table:number-columns-repeated="1012"/>
        </table:table-row>
        <table:table-row table:style-name="ro1" table:number-rows-repeated="47">
          <table:table-cell table:number-columns-repeated="1024"/>
        </table:table-row>
        <table:table-row table:style-name="ro1">
          <table:table-cell table:style-name="ce10" table:number-columns-repeated="2"/>
          <table:table-cell/>
          <table:table-cell table:style-name="ce10" table:number-columns-repeated="4"/>
          <table:table-cell table:number-columns-repeated="3"/>
          <table:table-cell table:style-name="ce16" table:number-columns-repeated="2"/>
          <table:table-cell table:number-columns-repeated="1012"/>
        </table:table-row>
        <table:table-row table:style-name="ro1" table:number-rows-repeated="10484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5" table:number-columns-repeated="13" table:default-cell-style-name="ce2"/>
        <table:table-column table:style-name="co6" table:default-cell-style-name="ce2"/>
        <table:table-column table:style-name="co5" table:number-columns-repeated="1009" table:default-cell-style-name="ce2"/>
        <table:table-column table:style-name="co7" table:default-cell-style-name="ce2"/>
        <table:table-row table:style-name="ro1">
          <table:table-cell table:style-name="ce8" office:value-type="string" calcext:value-type="string">
            <text:p>a0</text:p>
          </table:table-cell>
          <table:table-cell table:style-name="ce8" office:value-type="string" calcext:value-type="string">
            <text:p>b0</text:p>
          </table:table-cell>
          <table:table-cell table:style-name="ce10" office:value-type="string" calcext:value-type="string">
            <text:p>cn</text:p>
          </table:table-cell>
          <table:table-cell table:style-name="ce11" office:value-type="string" calcext:value-type="string">
            <text:p>m</text:p>
          </table:table-cell>
          <table:table-cell table:style-name="ce8" office:value-type="string" calcext:value-type="string">
            <text:p>s0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s2</text:p>
          </table:table-cell>
          <table:table-cell table:style-name="ce8" office:value-type="string" calcext:value-type="string">
            <text:p>s3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.I2]&lt;&gt;[.K2];&quot;xxxxx&quot;;&quot;&quot;)" office:value-type="string" office:string-value="xxxxx" calcext:value-type="string">
            <text:p>xxxxx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.I3]&lt;&gt;[.K3];&quot;xxxxx&quot;;&quot;&quot;)" office:value-type="string" office:string-value="xxxxx" calcext:value-type="string">
            <text:p>xxxxx</text:p>
          </table:table-cell>
          <table:table-cell table:number-columns-repeated="101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4" table:number-columns-repeated="14" table:default-cell-style-name="ce2"/>
        <table:table-column table:style-name="co8" table:default-cell-style-name="ce2"/>
        <table:table-column table:style-name="co4" table:number-columns-repeated="1009" table:default-cell-style-name="ce2"/>
        <table:table-row table:style-name="ro1">
          <table:table-cell table:number-columns-repeated="1024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3"/>
          <table:table-cell table:style-name="ce23" table:formula="of:=[.I2]=[.K2]" office:value-type="boolean" office:boolean-value="true" calcext:value-type="boolean">
            <text:p>VERDADEIRO</text:p>
          </table:table-cell>
          <table:table-cell table:number-columns-repeated="2"/>
          <table:table-cell table:style-name="ce5" table:number-columns-repeated="11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3]=[.K3]" office:value-type="boolean" office:boolean-value="true" calcext:value-type="boolean">
            <text:p>VERDADEIRO</text:p>
          </table:table-cell>
          <table:table-cell table:number-columns-repeated="2"/>
          <table:table-cell table:style-name="ce5" table:number-columns-repeated="11"/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  <table:table-cell table:style-name="ce23" table:formula="of:=[.I4]=[.K4]" office:value-type="boolean" office:boolean-value="true" calcext:value-type="boolean">
            <text:p>VERDADEIRO</text:p>
          </table:table-cell>
          <table:table-cell table:number-columns-repeated="2"/>
          <table:table-cell table:style-name="ce5" table:number-columns-repeated="11"/>
          <table:table-cell table:number-columns-repeated="99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5]=[.K5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6]=[.K6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7]=[.K7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8]=[.K8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9]=[.K9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3"/>
          <table:table-cell table:style-name="ce23" table:formula="of:=[.I10]=[.K10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/>
          <table:table-cell table:style-name="ce23" table:formula="of:=[.I11]=[.K11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  <table:table-cell table:style-name="ce23" table:formula="of:=[.I12]=[.K12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  <table:table-cell table:style-name="ce23" table:formula="of:=[.I13]=[.K13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table:style-name="ce23" table:formula="of:=[.I14]=[.K14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table:style-name="ce23" table:formula="of:=[.I15]=[.K15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table:style-name="ce23" table:formula="of:=[.I16]=[.K16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table:style-name="ce23" table:formula="of:=[.I17]=[.K17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style-name="ce23" table:formula="of:=[.I18]=[.K18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9]=[.K19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style-name="ce23" table:formula="of:=[.I20]=[.K20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21]=[.K21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2]=[.K22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23]=[.K23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4]=[.K24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ce23" table:formula="of:=[.I25]=[.K25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style-name="ce23" table:formula="of:=[.I26]=[.K26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style-name="ce23" table:formula="of:=[.I27]=[.K27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style-name="ce23" table:formula="of:=[.I28]=[.K28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9]=[.K29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style-name="ce23" table:formula="of:=[.I30]=[.K30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style-name="ce23" table:formula="of:=[.I31]=[.K31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style-name="ce23" table:formula="of:=[.I32]=[.K32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33]=[.K33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style-name="ce23" table:formula="of:=[.I34]=[.K34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35]=[.K35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style-name="ce23" table:formula="of:=[.I36]=[.K36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37]=[.K37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38]=[.K38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ce23" table:formula="of:=[.I39]=[.K39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40]=[.K40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41]=[.K41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style-name="ce23" table:formula="of:=[.I42]=[.K42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43]=[.K43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style-name="ce23" table:formula="of:=[.I44]=[.K44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style-name="ce23" table:formula="of:=[.I45]=[.K45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style-name="ce23" table:formula="of:=[.I46]=[.K46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47]=[.K47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style-name="ce23" table:formula="of:=[.I48]=[.K48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style-name="ce23" table:formula="of:=[.I49]=[.K49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style-name="ce23" table:formula="of:=[.I50]=[.K50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51]=[.K51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style-name="ce23" table:formula="of:=[.I52]=[.K52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53]=[.K53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54]=[.K54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ce23" table:formula="of:=[.I55]=[.K55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56]=[.K56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ce23" table:formula="of:=[.I57]=[.K57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style-name="ce23" table:formula="of:=[.I58]=[.K58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59]=[.K59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style-name="ce23" table:formula="of:=[.I60]=[.K60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61]=[.K61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style-name="ce23" table:formula="of:=[.I62]=[.K62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63]=[.K63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style-name="ce23" table:formula="of:=[.I64]=[.K64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65]=[.K65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style-name="ce23" table:formula="of:=[.I66]=[.K66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67]=[.K67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68]=[.K68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69]=[.K69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70]=[.K70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71]=[.K71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72]=[.K72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73]=[.K73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style-name="ce23" table:formula="of:=[.I74]=[.K74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style-name="ce23" table:formula="of:=[.I75]=[.K75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76]=[.K76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style-name="ce23" table:formula="of:=[.I77]=[.K77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style-name="ce23" table:formula="of:=[.I78]=[.K78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style-name="ce23" table:formula="of:=[.I79]=[.K79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80]=[.K80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style-name="ce23" table:formula="of:=[.I81]=[.K81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style-name="ce23" table:formula="of:=[.I82]=[.K82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83]=[.K83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84]=[.K84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85]=[.K85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86]=[.K86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87]=[.K87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88]=[.K88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ce23" table:formula="of:=[.I89]=[.K89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style-name="ce23" table:formula="of:=[.I90]=[.K90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style-name="ce23" table:formula="of:=[.I91]=[.K91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92]=[.K92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93]=[.K93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style-name="ce23" table:formula="of:=[.I94]=[.K94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style-name="ce23" table:formula="of:=[.I95]=[.K95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96]=[.K96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97]=[.K97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style-name="ce23" table:formula="of:=[.I98]=[.K98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99]=[.K99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00]=[.K100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01]=[.K101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02]=[.K102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ce23" table:formula="of:=[.I103]=[.K103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104]=[.K104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105]=[.K105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style-name="ce23" table:formula="of:=[.I106]=[.K106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07]=[.K107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08]=[.K108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style-name="ce23" table:formula="of:=[.I109]=[.K109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style-name="ce23" table:formula="of:=[.I110]=[.K110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11]=[.K111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12]=[.K112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style-name="ce23" table:formula="of:=[.I113]=[.K113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style-name="ce23" table:formula="of:=[.I114]=[.K114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115]=[.K115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16]=[.K116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117]=[.K117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18]=[.K118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ce23" table:formula="of:=[.I119]=[.K119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120]=[.K120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ce23" table:formula="of:=[.I121]=[.K121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style-name="ce23" table:formula="of:=[.I122]=[.K122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23]=[.K123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24]=[.K124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25]=[.K125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style-name="ce23" table:formula="of:=[.I126]=[.K126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27]=[.K127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28]=[.K128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29]=[.K129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30]=[.K130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31]=[.K131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132]=[.K132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33]=[.K133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134]=[.K134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135]=[.K135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36]=[.K136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137]=[.K137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38]=[.K138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139]=[.K139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140]=[.K140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141]=[.K141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42]=[.K142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143]=[.K143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144]=[.K144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145]=[.K145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46]=[.K146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47]=[.K147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148]=[.K148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149]=[.K149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150]=[.K150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151]=[.K151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52]=[.K152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style-name="ce23" table:formula="of:=[.I153]=[.K153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54]=[.K154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155]=[.K155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156]=[.K156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57]=[.K157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58]=[.K158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159]=[.K159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160]=[.K160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61]=[.K161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62]=[.K162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163]=[.K163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164]=[.K164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65]=[.K165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166]=[.K166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style-name="ce23" table:formula="of:=[.I167]=[.K167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68]=[.K168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169]=[.K169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70]=[.K170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71]=[.K171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172]=[.K172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173]=[.K173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74]=[.K174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75]=[.K175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176]=[.K176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177]=[.K177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78]=[.K178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179]=[.K179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180]=[.K180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181]=[.K181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182]=[.K182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style-name="ce23" table:formula="of:=[.I183]=[.K183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84]=[.K184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style-name="ce23" table:formula="of:=[.I185]=[.K185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86]=[.K186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87]=[.K187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188]=[.K188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89]=[.K189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90]=[.K190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91]=[.K191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192]=[.K192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93]=[.K193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94]=[.K194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95]=[.K195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96]=[.K196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97]=[.K197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198]=[.K198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199]=[.K199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200]=[.K200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201]=[.K201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02]=[.K202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203]=[.K203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04]=[.K204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205]=[.K205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06]=[.K206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207]=[.K207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08]=[.K208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209]=[.K209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10]=[.K210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11]=[.K211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12]=[.K212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213]=[.K213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214]=[.K214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215]=[.K215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216]=[.K216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/>
          <table:table-cell table:style-name="ce23" table:formula="of:=[.I217]=[.K217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18]=[.K218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219]=[.K219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20]=[.K220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21]=[.K221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22]=[.K222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223]=[.K223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24]=[.K224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25]=[.K225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26]=[.K226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227]=[.K227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28]=[.K228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29]=[.K229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230]=[.K230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/>
          <table:table-cell table:style-name="ce23" table:formula="of:=[.I231]=[.K231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232]=[.K232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233]=[.K233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34]=[.K234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35]=[.K235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36]=[.K236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237]=[.K237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38]=[.K238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39]=[.K239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40]=[.K240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241]=[.K241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42]=[.K242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243]=[.K243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44]=[.K244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245]=[.K245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246]=[.K246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/>
          <table:table-cell table:style-name="ce23" table:formula="of:=[.I247]=[.K247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248]=[.K248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/>
          <table:table-cell table:style-name="ce23" table:formula="of:=[.I249]=[.K249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50]=[.K250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51]=[.K251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52]=[.K252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53]=[.K253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54]=[.K254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55]=[.K255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56]=[.K256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57]=[.K257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 table:number-rows-repeated="10">
          <table:table-cell table:number-columns-repeated="14"/>
          <table:table-cell table:style-name="ce23"/>
          <table:table-cell table:number-columns-repeated="1009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generate.A4:generate.N164" table:contains-header="false">
          <table:sort>
            <table:sort-by table:field-number="12" table:order="descending" table:data-type="automatic"/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Sheet3.A2:Sheet3.N3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  <table:sort-by table:field-number="3" table:data-type="automatic"/>
            <table:sort-by table:field-number="4" table:data-type="automatic"/>
            <table:sort-by table:field-number="5" table:data-type="automatic"/>
            <table:sort-by table:field-number="6" table:data-type="automatic"/>
            <table:sort-by table:field-number="7" table:data-type="automatic"/>
          </table:sort>
        </table:database-range>
        <table:database-range table:name="__Anonymous_Sheet_DB__2" table:target-range-address="Sheet4.A1:Sheet4.H4" table:contains-header="false">
          <table:sort>
            <table:sort-by table:field-number="0" table:data-type="automatic"/>
            <table:sort-by table:field-number="1" table:data-type="automatic"/>
            <table:sort-by table:field-number="3" table:data-type="automatic"/>
            <table:sort-by table:field-number="4" table:data-type="automatic"/>
            <table:sort-by table:field-number="5" table:data-type="automatic"/>
            <table:sort-by table:field-number="6" table:data-type="automatic"/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3">00-00-0000</text:date>, <text:time style:data-style-name="N2" text:time-value="20:38:33.6742903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09:27:11.277501302</meta:creation-date>
    <dc:date>2019-07-23T22:00:48.542510812</dc:date>
    <meta:editing-duration>PT2H51M50S</meta:editing-duration>
    <meta:editing-cycles>11</meta:editing-cycles>
    <meta:generator>LibreOffice/6.2.5.2$Linux_X86_64 LibreOffice_project/20$Build-2</meta:generator>
    <meta:document-statistic meta:table-count="3" meta:cell-count="3164" meta:object-count="0"/>
  </office:meta>
</office:document-meta>
</file>